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32cm" style:rel-width="96%" fo:margin-top="0cm" fo:margin-bottom="0.199cm" table:align="center"/>
    </style:style>
    <style:style style:name="Table1.A" style:family="table-column">
      <style:table-column-properties style:column-width="8.16cm" style:rel-column-width="23*"/>
    </style:style>
    <style:style style:name="Table1.A1" style:family="table-cell">
      <style:table-cell-properties fo:padding="0.159cm" fo:border-left="none" fo:border-right="none" fo:border-top="0.05pt solid #000000" fo:border-bottom="none"/>
    </style:style>
    <style:style style:name="Table1.A2" style:family="table-cell">
      <style:table-cell-properties style:vertical-align="top" fo:padding="0.159cm" fo:border="none"/>
    </style:style>
    <style:style style:name="Table1.A3" style:family="table-cell">
      <style:table-cell-properties fo:padding="0.159cm" fo:border-left="none" fo:border-right="none" fo:border-top="none" fo:border-bottom="0.05pt solid #000000"/>
    </style:style>
    <style:style style:name="Table1.B3" style:family="table-cell">
      <style:table-cell-properties fo:padding="0.159cm" fo:border-left="none" fo:border-right="none" fo:border-top="none" fo:border-bottom="0.05pt solid #000000"/>
    </style:style>
    <style:style style:name="Table2" style:family="table">
      <style:table-properties style:width="16.32cm" style:rel-width="96%" fo:margin-top="0cm" fo:margin-bottom="0.199cm" table:align="center"/>
    </style:style>
    <style:style style:name="Table2.A" style:family="table-column">
      <style:table-column-properties style:column-width="8.16cm" style:rel-column-width="23*"/>
    </style:style>
    <style:style style:name="Table2.A1" style:family="table-cell">
      <style:table-cell-properties fo:padding="0.159cm" fo:border-left="none" fo:border-right="none" fo:border-top="0.05pt solid #000000" fo:border-bottom="none"/>
    </style:style>
    <style:style style:name="Table2.A2" style:family="table-cell">
      <style:table-cell-properties style:vertical-align="top" fo:padding="0.159cm" fo:border="none"/>
    </style:style>
    <style:style style:name="Table2.A3" style:family="table-cell">
      <style:table-cell-properties fo:padding="0.159cm" fo:border-left="none" fo:border-right="none" fo:border-top="none" fo:border-bottom="0.05pt solid #000000"/>
    </style:style>
    <style:style style:name="Table2.B3" style:family="table-cell">
      <style:table-cell-properties fo:padding="0.159cm" fo:border-left="none" fo:border-right="none" fo:border-top="none" fo:border-bottom="0.05pt solid #000000"/>
    </style:style>
    <style:style style:name="P1" style:family="paragraph" style:parent-style-name="Text_20_body" style:list-style-name="OrgNumberedList"/>
    <style:style style:name="P2" style:family="paragraph" style:parent-style-name="Text_20_body" style:list-style-name="OrgBulletedList"/>
    <style:style style:name="P3" style:family="paragraph" style:parent-style-name="Text_20_body_20_bold" style:list-style-name="OrgDescriptionList"/>
    <style:style style:name="P4" style:family="paragraph" style:parent-style-name="Text_20_body" style:list-style-name="OrgDescriptionList"/>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Open Coaching Memorandum of Understanding</text:title></text:p>
      <text:p text:style-name="OrgTitle"/>
      <text:p text:style-name="OrgSubtitle"><text:initial-creator>David Mizon</text:initial-creator></text:p>
      <text:p text:style-name="OrgSubtitle"/>
      <text:p text:style-name="OrgSubtitle">21-04-26</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894fca7" text:style-name="Internet_20_link" text:visited-style-name="Visited_20_Internet_20_Link">1. Introduction</text:a></text:p>
          <text:p text:style-name="Contents_20_1"><text:a xlink:type="simple" xlink:href="#orgb0408fa" text:style-name="Internet_20_link" text:visited-style-name="Visited_20_Internet_20_Link">2. Who this MoU is for?</text:a></text:p>
          <text:p text:style-name="Contents_20_1"><text:a xlink:type="simple" xlink:href="#org93346bd" text:style-name="Internet_20_link" text:visited-style-name="Visited_20_Internet_20_Link">3. Parties</text:a></text:p>
          <text:p text:style-name="Contents_20_1"><text:a xlink:type="simple" xlink:href="#org5a747d3" text:style-name="Internet_20_link" text:visited-style-name="Visited_20_Internet_20_Link">4. Purpose of this Understanding</text:a></text:p>
          <text:p text:style-name="Contents_20_1"><text:a xlink:type="simple" xlink:href="#orgc0c3c84" text:style-name="Internet_20_link" text:visited-style-name="Visited_20_Internet_20_Link">5. Non-Binding Status</text:a></text:p>
          <text:p text:style-name="Contents_20_1"><text:a xlink:type="simple" xlink:href="#org6c00bf2" text:style-name="Internet_20_link" text:visited-style-name="Visited_20_Internet_20_Link">6. What this Understanding does not cover</text:a></text:p>
          <text:p text:style-name="Contents_20_1"><text:a xlink:type="simple" xlink:href="#org7ac1b33" text:style-name="Internet_20_link" text:visited-style-name="Visited_20_Internet_20_Link">7. What is Coaching?</text:a></text:p>
          <text:p text:style-name="Contents_20_1"><text:a xlink:type="simple" xlink:href="#org402ef01" text:style-name="Internet_20_link" text:visited-style-name="Visited_20_Internet_20_Link">8. Definitions</text:a></text:p>
          <text:p text:style-name="Contents_20_1"><text:a xlink:type="simple" xlink:href="#org1b6f2e7" text:style-name="Internet_20_link" text:visited-style-name="Visited_20_Internet_20_Link">9. Standards, Conduct, Principles, and Ethics</text:a></text:p>
          <text:p text:style-name="Contents_20_2"><text:a xlink:type="simple" xlink:href="#org253ecde" text:style-name="Internet_20_link" text:visited-style-name="Visited_20_Internet_20_Link">9.1. Standards and qualifications</text:a></text:p>
          <text:p text:style-name="Contents_20_2"><text:a xlink:type="simple" xlink:href="#org884885b" text:style-name="Internet_20_link" text:visited-style-name="Visited_20_Internet_20_Link">9.2. Governing principles and ethics</text:a></text:p>
          <text:p text:style-name="Contents_20_2"><text:a xlink:type="simple" xlink:href="#orgbf72fdb" text:style-name="Internet_20_link" text:visited-style-name="Visited_20_Internet_20_Link">9.3. Conduct</text:a></text:p>
          <text:p text:style-name="Contents_20_2"><text:a xlink:type="simple" xlink:href="#org79ab201" text:style-name="Internet_20_link" text:visited-style-name="Visited_20_Internet_20_Link">9.4. Transparency</text:a></text:p>
          <text:p text:style-name="Contents_20_2"><text:a xlink:type="simple" xlink:href="#orgcf6db03" text:style-name="Internet_20_link" text:visited-style-name="Visited_20_Internet_20_Link">9.5. Conflict of Interest</text:a></text:p>
          <text:p text:style-name="Contents_20_2"><text:a xlink:type="simple" xlink:href="#orga6816f7" text:style-name="Internet_20_link" text:visited-style-name="Visited_20_Internet_20_Link">9.6. Agreed boundaries</text:a></text:p>
          <text:p text:style-name="Contents_20_2"><text:a xlink:type="simple" xlink:href="#org99f63b9" text:style-name="Internet_20_link" text:visited-style-name="Visited_20_Internet_20_Link">9.7. Agreed considerations</text:a></text:p>
          <text:p text:style-name="Contents_20_1"><text:a xlink:type="simple" xlink:href="#org7bd2c55" text:style-name="Internet_20_link" text:visited-style-name="Visited_20_Internet_20_Link">10. Session logistics</text:a></text:p>
          <text:p text:style-name="Contents_20_2"><text:a xlink:type="simple" xlink:href="#org725c1f9" text:style-name="Internet_20_link" text:visited-style-name="Visited_20_Internet_20_Link">10.1. Start date</text:a></text:p>
          <text:p text:style-name="Contents_20_2"><text:a xlink:type="simple" xlink:href="#org7883fa0" text:style-name="Internet_20_link" text:visited-style-name="Visited_20_Internet_20_Link">10.2. Timing and frequency</text:a></text:p>
          <text:p text:style-name="Contents_20_2"><text:a xlink:type="simple" xlink:href="#orgefc95c4" text:style-name="Internet_20_link" text:visited-style-name="Visited_20_Internet_20_Link">10.3. Location and format</text:a></text:p>
          <text:p text:style-name="Contents_20_2"><text:a xlink:type="simple" xlink:href="#org182bcf6" text:style-name="Internet_20_link" text:visited-style-name="Visited_20_Internet_20_Link">10.4. Session considerations</text:a></text:p>
          <text:p text:style-name="Contents_20_1"><text:a xlink:type="simple" xlink:href="#org2cd6a86" text:style-name="Internet_20_link" text:visited-style-name="Visited_20_Internet_20_Link">11. Preparation for Coaching</text:a></text:p>
          <text:p text:style-name="Contents_20_2"><text:a xlink:type="simple" xlink:href="#orgd80bfc9" text:style-name="Internet_20_link" text:visited-style-name="Visited_20_Internet_20_Link">11.1. What to bring</text:a></text:p>
          <text:p text:style-name="Contents_20_2"><text:a xlink:type="simple" xlink:href="#org1241031" text:style-name="Internet_20_link" text:visited-style-name="Visited_20_Internet_20_Link">11.2. Topics and goals</text:a></text:p>
          <text:p text:style-name="Contents_20_2"><text:a xlink:type="simple" xlink:href="#org856bd49" text:style-name="Internet_20_link" text:visited-style-name="Visited_20_Internet_20_Link">11.3. Between Sessions</text:a></text:p>
          <text:p text:style-name="Contents_20_1"><text:a xlink:type="simple" xlink:href="#org441b2f5" text:style-name="Internet_20_link" text:visited-style-name="Visited_20_Internet_20_Link">12. The role of the Coach</text:a></text:p>
          <text:p text:style-name="Contents_20_2"><text:a xlink:type="simple" xlink:href="#orgaea96e2" text:style-name="Internet_20_link" text:visited-style-name="Visited_20_Internet_20_Link">12.1. Support</text:a></text:p>
          <text:p text:style-name="Contents_20_2"><text:a xlink:type="simple" xlink:href="#org2e90080" text:style-name="Internet_20_link" text:visited-style-name="Visited_20_Internet_20_Link">12.2. Facilitation</text:a></text:p>
          <text:p text:style-name="Contents_20_2"><text:a xlink:type="simple" xlink:href="#org7a17192" text:style-name="Internet_20_link" text:visited-style-name="Visited_20_Internet_20_Link">12.3. Accountability</text:a></text:p>
          <text:p text:style-name="Contents_20_2"><text:a xlink:type="simple" xlink:href="#org595068c" text:style-name="Internet_20_link" text:visited-style-name="Visited_20_Internet_20_Link">12.4. Reality testing</text:a></text:p>
          <text:p text:style-name="Contents_20_2"><text:a xlink:type="simple" xlink:href="#org42d6ac8" text:style-name="Internet_20_link" text:visited-style-name="Visited_20_Internet_20_Link">12.5. Challenge</text:a></text:p>
          <text:p text:style-name="Contents_20_2"><text:a xlink:type="simple" xlink:href="#org58f69c6" text:style-name="Internet_20_link" text:visited-style-name="Visited_20_Internet_20_Link">12.6. Balanced and transparent support</text:a></text:p>
          <text:p text:style-name="Contents_20_2"><text:a xlink:type="simple" xlink:href="#org8f57d4e" text:style-name="Internet_20_link" text:visited-style-name="Visited_20_Internet_20_Link">12.7. Forward focus</text:a></text:p>
          <text:p text:style-name="Contents_20_1"><text:a xlink:type="simple" xlink:href="#org04615a6" text:style-name="Internet_20_link" text:visited-style-name="Visited_20_Internet_20_Link">13. What the Coach is not</text:a></text:p>
          <text:p text:style-name="Contents_20_2"><text:a xlink:type="simple" xlink:href="#orgd876c4e" text:style-name="Internet_20_link" text:visited-style-name="Visited_20_Internet_20_Link">13.1. Not a judge</text:a></text:p>
          <text:p text:style-name="Contents_20_2"><text:a xlink:type="simple" xlink:href="#orgc3044a2" text:style-name="Internet_20_link" text:visited-style-name="Visited_20_Internet_20_Link"><text:soft-page-break/>13.2. Not a mentor</text:a></text:p>
          <text:p text:style-name="Contents_20_2"><text:a xlink:type="simple" xlink:href="#orgd8cb71a" text:style-name="Internet_20_link" text:visited-style-name="Visited_20_Internet_20_Link">13.3. Not a counsellor or therapist</text:a></text:p>
          <text:p text:style-name="Contents_20_2"><text:a xlink:type="simple" xlink:href="#org8646843" text:style-name="Internet_20_link" text:visited-style-name="Visited_20_Internet_20_Link">13.4. Not a guarantor of outcomes</text:a></text:p>
          <text:p text:style-name="Contents_20_1"><text:a xlink:type="simple" xlink:href="#org008fbe1" text:style-name="Internet_20_link" text:visited-style-name="Visited_20_Internet_20_Link">14. The role of the Coachee</text:a></text:p>
          <text:p text:style-name="Contents_20_2"><text:a xlink:type="simple" xlink:href="#orgc085294" text:style-name="Internet_20_link" text:visited-style-name="Visited_20_Internet_20_Link">14.1. Positive engagement</text:a></text:p>
          <text:p text:style-name="Contents_20_2"><text:a xlink:type="simple" xlink:href="#org9ec9eed" text:style-name="Internet_20_link" text:visited-style-name="Visited_20_Internet_20_Link">14.2. Attention and engagement</text:a></text:p>
          <text:p text:style-name="Contents_20_2"><text:a xlink:type="simple" xlink:href="#org9358325" text:style-name="Internet_20_link" text:visited-style-name="Visited_20_Internet_20_Link">14.3. Focus</text:a></text:p>
          <text:p text:style-name="Contents_20_2"><text:a xlink:type="simple" xlink:href="#orgb175b9f" text:style-name="Internet_20_link" text:visited-style-name="Visited_20_Internet_20_Link">14.4. Independence</text:a></text:p>
          <text:p text:style-name="Contents_20_2"><text:a xlink:type="simple" xlink:href="#org2928dbd" text:style-name="Internet_20_link" text:visited-style-name="Visited_20_Internet_20_Link">14.5. Accountability</text:a></text:p>
          <text:p text:style-name="Contents_20_2"><text:a xlink:type="simple" xlink:href="#org9e478b4" text:style-name="Internet_20_link" text:visited-style-name="Visited_20_Internet_20_Link">14.6. Openness and honesty</text:a></text:p>
          <text:p text:style-name="Contents_20_1"><text:a xlink:type="simple" xlink:href="#org844271b" text:style-name="Internet_20_link" text:visited-style-name="Visited_20_Internet_20_Link">15. Feedback</text:a></text:p>
          <text:p text:style-name="Contents_20_2"><text:a xlink:type="simple" xlink:href="#orge1301b8" text:style-name="Internet_20_link" text:visited-style-name="Visited_20_Internet_20_Link">15.1. Written feedback</text:a></text:p>
          <text:p text:style-name="Contents_20_2"><text:a xlink:type="simple" xlink:href="#org6c9622c" text:style-name="Internet_20_link" text:visited-style-name="Visited_20_Internet_20_Link">15.2. Verbal feedback</text:a></text:p>
          <text:p text:style-name="Contents_20_2"><text:a xlink:type="simple" xlink:href="#org856ea04" text:style-name="Internet_20_link" text:visited-style-name="Visited_20_Internet_20_Link">15.3. Feedback to a third party</text:a></text:p>
          <text:p text:style-name="Contents_20_2"><text:a xlink:type="simple" xlink:href="#org5701a86" text:style-name="Internet_20_link" text:visited-style-name="Visited_20_Internet_20_Link">15.4. Using feedback</text:a></text:p>
          <text:p text:style-name="Contents_20_1"><text:a xlink:type="simple" xlink:href="#org428fca0" text:style-name="Internet_20_link" text:visited-style-name="Visited_20_Internet_20_Link">16. Confidentiality</text:a></text:p>
          <text:p text:style-name="Contents_20_1"><text:a xlink:type="simple" xlink:href="#org17ddea1" text:style-name="Internet_20_link" text:visited-style-name="Visited_20_Internet_20_Link">17. Sharing Personal Information</text:a></text:p>
          <text:p text:style-name="Contents_20_2"><text:a xlink:type="simple" xlink:href="#org1e92f11" text:style-name="Internet_20_link" text:visited-style-name="Visited_20_Internet_20_Link">17.1. Roles</text:a></text:p>
          <text:p text:style-name="Contents_20_2"><text:a xlink:type="simple" xlink:href="#org522e8e0" text:style-name="Internet_20_link" text:visited-style-name="Visited_20_Internet_20_Link">17.2. What information may be shared</text:a></text:p>
          <text:p text:style-name="Contents_20_2"><text:a xlink:type="simple" xlink:href="#orge921511" text:style-name="Internet_20_link" text:visited-style-name="Visited_20_Internet_20_Link">17.3. How information will be used</text:a></text:p>
          <text:p text:style-name="Contents_20_2"><text:a xlink:type="simple" xlink:href="#org4da11f6" text:style-name="Internet_20_link" text:visited-style-name="Visited_20_Internet_20_Link">17.4. Storage and security</text:a></text:p>
          <text:p text:style-name="Contents_20_2"><text:a xlink:type="simple" xlink:href="#org297487c" text:style-name="Internet_20_link" text:visited-style-name="Visited_20_Internet_20_Link">17.5. Return of Personal Information</text:a></text:p>
          <text:p text:style-name="Contents_20_1"><text:a xlink:type="simple" xlink:href="#org052a4e1" text:style-name="Internet_20_link" text:visited-style-name="Visited_20_Internet_20_Link">18. Wellbeing and safeguarding</text:a></text:p>
          <text:p text:style-name="Contents_20_1"><text:a xlink:type="simple" xlink:href="#org1274f6f" text:style-name="Internet_20_link" text:visited-style-name="Visited_20_Internet_20_Link">19. Updating this Understanding</text:a></text:p>
          <text:p text:style-name="Contents_20_2"><text:a xlink:type="simple" xlink:href="#org7f4000f" text:style-name="Internet_20_link" text:visited-style-name="Visited_20_Internet_20_Link">19.1. Reviewing this Understanding</text:a></text:p>
          <text:p text:style-name="Contents_20_2"><text:a xlink:type="simple" xlink:href="#org4a89be0" text:style-name="Internet_20_link" text:visited-style-name="Visited_20_Internet_20_Link">19.2. Making changes</text:a></text:p>
          <text:p text:style-name="Contents_20_1"><text:a xlink:type="simple" xlink:href="#org78895bb" text:style-name="Internet_20_link" text:visited-style-name="Visited_20_Internet_20_Link">20. Disagreements</text:a></text:p>
          <text:p text:style-name="Contents_20_1"><text:a xlink:type="simple" xlink:href="#orgaa34660" text:style-name="Internet_20_link" text:visited-style-name="Visited_20_Internet_20_Link">21. If this Understanding is not being followed</text:a></text:p>
          <text:p text:style-name="Contents_20_1"><text:a xlink:type="simple" xlink:href="#org7f747c5" text:style-name="Internet_20_link" text:visited-style-name="Visited_20_Internet_20_Link">22. How Coaching will finish</text:a></text:p>
          <text:p text:style-name="Contents_20_2"><text:a xlink:type="simple" xlink:href="#org00af04a" text:style-name="Internet_20_link" text:visited-style-name="Visited_20_Internet_20_Link">22.1. End of the Coaching Arrangement</text:a></text:p>
          <text:p text:style-name="Contents_20_2"><text:a xlink:type="simple" xlink:href="#org6ddd8bd" text:style-name="Internet_20_link" text:visited-style-name="Visited_20_Internet_20_Link">22.2. If everything is not completed</text:a></text:p>
          <text:p text:style-name="Contents_20_2"><text:a xlink:type="simple" xlink:href="#orgbbfc4aa" text:style-name="Internet_20_link" text:visited-style-name="Visited_20_Internet_20_Link">22.3. Further Coaching</text:a></text:p>
          <text:p text:style-name="Contents_20_1"><text:a xlink:type="simple" xlink:href="#org3a89112" text:style-name="Internet_20_link" text:visited-style-name="Visited_20_Internet_20_Link">23. Ending this Understanding</text:a></text:p>
          <text:p text:style-name="Contents_20_1"><text:a xlink:type="simple" xlink:href="#org14895e2" text:style-name="Internet_20_link" text:visited-style-name="Visited_20_Internet_20_Link">24. Agreement Checklist</text:a></text:p>
          <text:p text:style-name="Contents_20_1"><text:a xlink:type="simple" xlink:href="#orgd3a5a06" text:style-name="Internet_20_link" text:visited-style-name="Visited_20_Internet_20_Link">25. Signatures</text:a></text:p>
          <text:p text:style-name="Contents_20_2"><text:a xlink:type="simple" xlink:href="#orgebaf202" text:style-name="Internet_20_link" text:visited-style-name="Visited_20_Internet_20_Link">25.1. Coach</text:a></text:p>
          <text:p text:style-name="Contents_20_2"><text:a xlink:type="simple" xlink:href="#org1ecc4b3" text:style-name="Internet_20_link" text:visited-style-name="Visited_20_Internet_20_Link">25.2. Coachee</text:a></text:p>
          <text:p text:style-name="Contents_20_1"><text:a xlink:type="simple" xlink:href="#orgc56ec38" text:style-name="Internet_20_link" text:visited-style-name="Visited_20_Internet_20_Link">26. Licence</text:a></text:p>
        </text:index-body>
      </text:table-of-content>
      <text:h text:style-name="Heading_20_1" text:outline-level="1"><text:bookmark text:name="org894fca7"/><text:bookmark-start text:name="OrgXref.org894fca7"/>Introduction <text:bookmark-end text:name="OrgXref.org894fca7"/></text:h>
      <text:p text:style-name="Text_20_body">This Open Coaching Memorandum of Understanding (MoU) sets out a shared understanding between the Parties about how they will work together during a Coaching Arrangement. </text:p>
      <text:p text:style-name="Text_20_body">This document is intended for informal or non-commercial Coaching arrangements, including Coaching undertaken during training, qualifications, peer support, development programmes, or where a separate formal agreement already deals with commercial or legal matters. </text:p>
      <text:p text:style-name="Text_20_body">This MoU is not a legally binding contract. It is a practical record of the shared expectations, principles, and arrangements agreed by the Parties. It is designed to support openness, clarity, and mutual understanding throughout the Coaching Arrangement. </text:p>
      <text:h text:style-name="Heading_20_1" text:outline-level="1"><text:bookmark text:name="orgb0408fa"/><text:bookmark-start text:name="OrgXref.orgb0408fa"/><text:soft-page-break/>Who this MoU is for? <text:bookmark-end text:name="OrgXref.orgb0408fa"/></text:h>
      <text:p text:style-name="Text_20_body">This MoU is suitable for professional business Coaching and may also be adapted for other forms of Coaching where a non-binding written understanding is appropriate. </text:p>
      <text:p text:style-name="Text_20_body">It may be used: </text:p>
      <text:list text:style-name="OrgNumberedList">
        <text:list-item>
          <text:p text:style-name="P1">between one Coach and one Coachee; </text:p>
        </text:list-item>
        <text:list-item>
          <text:p text:style-name="P1">between one Coach and more than one Coachee; or </text:p>
        </text:list-item>
        <text:list-item>
          <text:p text:style-name="P1">alongside a separate organisational arrangement, provided there is a clearly named individual responsible for each party's participation. </text:p>
        </text:list-item>
      </text:list>
      <text:h text:style-name="Heading_20_1" text:outline-level="1"><text:bookmark text:name="org93346bd"/><text:bookmark-start text:name="OrgXref.org93346bd"/>Parties <text:bookmark-end text:name="OrgXref.org93346bd"/></text:h>
      <text:p text:style-name="Text_20_body">This Memorandum of Understanding is between: </text:p>
      <text:list text:style-name="OrgNumberedList">
        <text:list-item>
          <text:p text:style-name="P1">[Insert Coach name] (the "Coach") working on behalf of [Insert Coaching Organisation details] </text:p>
        </text:list-item>
        <text:list-item>
          <text:p text:style-name="P1">[Insert Coachee name] (the "Coachee") </text:p>
        </text:list-item>
        <text:list-item>
          <text:p text:style-name="P1">[Add further Coachees if required.] </text:p>
        </text:list-item>
      </text:list>
      <text:p text:style-name="Text_20_body">The Parties may also record contact details, pronouns, and any other information they consider useful for the Coaching Arrangement. </text:p>
      <text:h text:style-name="Heading_20_1" text:outline-level="1"><text:bookmark text:name="org5a747d3"/><text:bookmark-start text:name="OrgXref.org5a747d3"/>Purpose of this Understanding <text:bookmark-end text:name="OrgXref.org5a747d3"/></text:h>
      <text:p text:style-name="Text_20_body">The purpose of this MoU is to record how the Parties intend to work together during the Coaching Arrangement. It explains what Coaching is intended to achieve, the role of each Party, the standards and principles that will apply, and the practical arrangements for sessions. </text:p>
      <text:p text:style-name="Text_20_body">The Parties acknowledge that Coaching is led by the Coachee. This means that the Coachee brings the topics, goals, reflections, and actions that shape the Coaching process, while the Coach supports that process within the scope and boundaries agreed by the Parties. </text:p>
      <text:h text:style-name="Heading_20_1" text:outline-level="1"><text:bookmark text:name="orgc0c3c84"/><text:bookmark-start text:name="OrgXref.orgc0c3c84"/>Non-Binding Status <text:bookmark-end text:name="OrgXref.orgc0c3c84"/></text:h>
      <text:p text:style-name="Text_20_body">This MoU is not intended to create legally binding obligations between the Parties. </text:p>
      <text:p text:style-name="Text_20_body">The Parties enter into this MoU in good faith and on the understanding that each Party will act honestly, respectfully, and consistently with the terms of this document. Although it is not legally binding, the Parties intend it to be a clear and reliable statement of how they will work together. </text:p>
      <text:h text:style-name="Heading_20_1" text:outline-level="1"><text:bookmark text:name="org6c00bf2"/><text:bookmark-start text:name="OrgXref.org6c00bf2"/>What this Understanding does not cover <text:bookmark-end text:name="OrgXref.org6c00bf2"/></text:h>
      <text:p text:style-name="Text_20_body">This MoU does not deal with matters that would usually be included in a binding commercial contract, including: </text:p>
      <text:list text:style-name="OrgBulletedList">
        <text:list-item>
          <text:p text:style-name="P2">Charges or payment terms; </text:p>
        </text:list-item>
        <text:list-item>
          <text:p text:style-name="P2">cancellation fees; </text:p>
        </text:list-item>
        <text:list-item>
          <text:p text:style-name="P2">liability and indemnities; </text:p>
        </text:list-item>
        <text:list-item>
          <text:p text:style-name="P2">formal service levels; or </text:p>
        </text:list-item>
        <text:list-item>
          <text:p text:style-name="P2"><text:soft-page-break/>other legally enforceable commercial rights and remedies. </text:p>
        </text:list-item>
      </text:list>
      <text:p text:style-name="Text_20_body">Where Coaching is being provided on a paid or formal commercial basis, the Parties should use a binding coaching contract instead. </text:p>
      <text:h text:style-name="Heading_20_1" text:outline-level="1"><text:bookmark text:name="org7ac1b33"/><text:bookmark-start text:name="OrgXref.org7ac1b33"/>What is Coaching? <text:bookmark-end text:name="OrgXref.org7ac1b33"/></text:h>
      <text:p text:style-name="Text_20_body">Coaching is a structured conversation intended to support the Coachee to think clearly, increase self-awareness, make decisions, and take purposeful action. It is based on the principle that a Coachee has within them the requisite potential to improve their performance and achieve their goals. </text:p>
      <text:p text:style-name="Text_20_body">Coaching is not about the Coach telling the Coachee what to do. Instead, Coaching is intended to help the Coachee explore their situation, clarify their goals, understand what may be helping or limiting progress, and move forward in a way that is meaningful to them. </text:p>
      <text:p text:style-name="Text_20_body">The Parties acknowledge that Coaching is a collaborative process. Progress depends on the quality of the conversation and on the Coachee's willingness to reflect, engage, and act between sessions. </text:p>
      <text:h text:style-name="Heading_20_1" text:outline-level="1"><text:bookmark text:name="org402ef01"/><text:bookmark-start text:name="OrgXref.org402ef01"/>Definitions <text:bookmark-end text:name="OrgXref.org402ef01"/></text:h>
      <text:p text:style-name="Text_20_body">In this MoU, the following terms have the meanings set out below: </text:p>
      <text:list text:style-name="OrgDescriptionList">
        <text:list-item>
          <text:p text:style-name="P3">Coach</text:p>
          <text:list>
            <text:list-item>
              <text:p text:style-name="P4">means the person providing Coaching under this MoU. </text:p>
            </text:list-item>
          </text:list>
        </text:list-item>
        <text:list-item>
          <text:p text:style-name="P3">Coachee</text:p>
          <text:list>
            <text:list-item>
              <text:p text:style-name="P4">means the person receiving Coaching under this MoU. </text:p>
            </text:list-item>
          </text:list>
        </text:list-item>
        <text:list-item>
          <text:p text:style-name="P3">Coaching</text:p>
          <text:list>
            <text:list-item>
              <text:p text:style-name="P4">means the structured, reflective, and forward-looking process described in this MoU. </text:p>
            </text:list-item>
          </text:list>
        </text:list-item>
        <text:list-item>
          <text:p text:style-name="P3">Coaching Arrangement</text:p>
          <text:list>
            <text:list-item>
              <text:p text:style-name="P4">means the overall Coaching relationship and sessions covered by this MoU. </text:p>
            </text:list-item>
          </text:list>
        </text:list-item>
        <text:list-item>
          <text:p text:style-name="P3">Confidential Information</text:p>
          <text:list>
            <text:list-item>
              <text:p text:style-name="P4">means information shared during the Coaching Arrangement that is private or personal in nature, except where disclosure is required by law or where there is a serious concern about safety, wellbeing, or safeguarding. </text:p>
            </text:list-item>
          </text:list>
        </text:list-item>
        <text:list-item>
          <text:p text:style-name="P3">Feedback</text:p>
          <text:list>
            <text:list-item>
              <text:p text:style-name="P4">means written or verbal reflections, observations, comments, or review information shared by one Party with another in connection with the Coaching Arrangement. </text:p>
            </text:list-item>
          </text:list>
        </text:list-item>
        <text:list-item>
          <text:p text:style-name="P3">Party</text:p>
          <text:list>
            <text:list-item>
              <text:p text:style-name="P4">means a person who has agreed to this MoU, and "Parties" means all of them together. </text:p>
            </text:list-item>
          </text:list>
        </text:list-item>
        <text:list-item>
          <text:p text:style-name="P3">Personal Information</text:p>
          <text:list>
            <text:list-item>
              <text:p text:style-name="P4">means information relating to an identified or identifiable individual that is shared during the Coaching Arrangement. </text:p>
            </text:list-item>
          </text:list>
        </text:list-item>
        <text:list-item>
          <text:p text:style-name="P3">Session</text:p>
          <text:list>
            <text:list-item>
              <text:p text:style-name="P4">means an individual Coaching meeting or conversation taking place under this MoU. </text:p>
            </text:list-item>
          </text:list>
        </text:list-item>
      </text:list>
      <text:h text:style-name="Heading_20_1" text:outline-level="1"><text:bookmark text:name="org1b6f2e7"/><text:bookmark-start text:name="OrgXref.org1b6f2e7"/><text:soft-page-break/>Standards, Conduct, Principles, and Ethics <text:bookmark-end text:name="OrgXref.org1b6f2e7"/></text:h>
      <text:p text:style-name="Text_20_body">The Parties agree to work together in a way that is professional, respectful, and supportive of an effective Coaching relationship. </text:p>
      <text:p text:style-name="Text_20_body">The Parties also acknowledge that the quality of Coaching depends on shared trust, openness, and a willingness to engage honestly with the process. </text:p>
      <text:h text:style-name="Heading_20_2" text:outline-level="2"><text:bookmark text:name="org253ecde"/><text:bookmark-start text:name="OrgXref.org253ecde"/>Standards and qualifications <text:bookmark-end text:name="OrgXref.org253ecde"/></text:h>
      <text:p text:style-name="Text_20_body">The Coach confirms that they hold, are working towards, or otherwise rely on the following relevant qualifications, training, or experience: </text:p>
      <text:p text:style-name="Text_20_body">[Insert qualification, training, accreditation, or relevant experience.] </text:p>
      <text:p text:style-name="Text_20_body">Where the Coach is in training or qualification, this should be made clear to the Coachee before the Coaching Arrangement begins. </text:p>
      <text:h text:style-name="Heading_20_2" text:outline-level="2"><text:bookmark text:name="org884885b"/><text:bookmark-start text:name="OrgXref.org884885b"/>Governing principles and ethics <text:bookmark-end text:name="OrgXref.org884885b"/></text:h>
      <text:p text:style-name="Text_20_body">The Parties intend that the Coaching Arrangement will be carried out in a manner consistent with recognised Coaching ethics and good practice. </text:p>
      <text:p text:style-name="Text_20_body">Unless the Parties agree otherwise, this MoU adopts the principles of the EMCC Global Code of Ethics as a helpful guide to professional conduct. </text:p>
      <text:p text:style-name="Text_20_body">A copy of the EMCC Global Code of Ethics can be found at <text:a xlink:type="simple" xlink:href="https://globalcodeofethics.org/" text:style-name="Internet_20_link" text:visited-style-name="Visited_20_Internet_20_Link">https://globalcodeofethics.org/</text:a> </text:p>
      <text:h text:style-name="Heading_20_2" text:outline-level="2"><text:bookmark text:name="orgbf72fdb"/><text:bookmark-start text:name="OrgXref.orgbf72fdb"/>Conduct <text:bookmark-end text:name="OrgXref.orgbf72fdb"/></text:h>
      <text:p text:style-name="Text_20_body">Each Party will treat the other with courtesy, professionalism, and respect. </text:p>
      <text:p text:style-name="Text_20_body">The Parties will aim to create a Coaching environment in which ideas, concerns, and reflections can be shared safely and constructively. </text:p>
      <text:h text:style-name="Heading_20_2" text:outline-level="2"><text:bookmark text:name="org79ab201"/><text:bookmark-start text:name="OrgXref.org79ab201"/>Transparency <text:bookmark-end text:name="OrgXref.org79ab201"/></text:h>
      <text:p text:style-name="Text_20_body">The Parties will aim to be open and clear with one another about matters that affect the Coaching Arrangement. </text:p>
      <text:p text:style-name="Text_20_body">This includes being honest about expectations, concerns, changes in circumstances, and anything that may affect the usefulness or safety of the Coaching process. </text:p>
      <text:h text:style-name="Heading_20_2" text:outline-level="2"><text:bookmark text:name="orgcf6db03"/><text:bookmark-start text:name="OrgXref.orgcf6db03"/>Conflict of Interest <text:bookmark-end text:name="OrgXref.orgcf6db03"/></text:h>
      <text:p text:style-name="Text_20_body">Each Party will raise any actual, potential, or perceived Conflict of Interest as soon as reasonably possible. </text:p>
      <text:p text:style-name="Text_20_body">If a Conflict of Interest arises, the Parties will discuss whether the Coaching Arrangement can continue fairly and appropriately. If it cannot, the Parties should bring the Coaching Arrangement to an end in a respectful and orderly way. </text:p>
      <text:h text:style-name="Heading_20_2" text:outline-level="2"><text:bookmark text:name="orga6816f7"/><text:bookmark-start text:name="OrgXref.orga6816f7"/>Agreed boundaries <text:bookmark-end text:name="OrgXref.orga6816f7"/></text:h>
      <text:p text:style-name="Text_20_body">The Parties will discuss and agree any important boundaries relevant to the Coaching Arrangement. </text:p>
      <text:p text:style-name="Text_20_body"><text:soft-page-break/>These may include: </text:p>
      <text:list text:style-name="OrgBulletedList">
        <text:list-item>
          <text:p text:style-name="P2">subjects that are in or out of scope; </text:p>
        </text:list-item>
        <text:list-item>
          <text:p text:style-name="P2">how personal matters will be approached; </text:p>
        </text:list-item>
        <text:list-item>
          <text:p text:style-name="P2">how contact outside Sessions will work; </text:p>
        </text:list-item>
        <text:list-item>
          <text:p text:style-name="P2">how notes or records will be handled; and </text:p>
        </text:list-item>
        <text:list-item>
          <text:p text:style-name="P2">any limits on confidentiality. </text:p>
        </text:list-item>
      </text:list>
      <text:p text:style-name="Text_20_body">The Parties acknowledge that Coaching can involve difficult conversations and honest challenge. The Coach will aim to create a safe working space, but the Parties recognise that productive Coaching may sometimes involve discomfort, uncertainty, or challenge. </text:p>
      <text:h text:style-name="Heading_20_2" text:outline-level="2"><text:bookmark text:name="org99f63b9"/><text:bookmark-start text:name="OrgXref.org99f63b9"/>Agreed considerations <text:bookmark-end text:name="OrgXref.org99f63b9"/></text:h>
      <text:p text:style-name="Text_20_body">The Parties may record here any specific considerations that should be taken into account during the Coaching Arrangement. </text:p>
      <text:p text:style-name="Text_20_body">These might include accessibility requirements, learning preferences, cultural or religious considerations, communication preferences, or any other reasonable adjustments or matters the Parties wish to recognise. </text:p>
      <text:p text:style-name="Text_20_body">[Insert agreed considerations.] </text:p>
      <text:h text:style-name="Heading_20_1" text:outline-level="1"><text:bookmark text:name="org7bd2c55"/><text:bookmark-start text:name="OrgXref.org7bd2c55"/>Session logistics <text:bookmark-end text:name="OrgXref.org7bd2c55"/></text:h>
      <text:p text:style-name="Text_20_body">This section records the practical arrangements for the Coaching Arrangement. </text:p>
      <text:h text:style-name="Heading_20_2" text:outline-level="2"><text:bookmark text:name="org725c1f9"/><text:bookmark-start text:name="OrgXref.org725c1f9"/>Start date <text:bookmark-end text:name="OrgXref.org725c1f9"/></text:h>
      <text:p text:style-name="Text_20_body">The Coaching Arrangement will start on: </text:p>
      <text:p text:style-name="Text_20_body">[Insert start date.] </text:p>
      <text:h text:style-name="Heading_20_2" text:outline-level="2"><text:bookmark text:name="org7883fa0"/><text:bookmark-start text:name="OrgXref.org7883fa0"/>Timing and frequency <text:bookmark-end text:name="OrgXref.org7883fa0"/></text:h>
      <text:p text:style-name="Text_20_body">The Parties will aim for the Coaching Arrangement to take place as follows: </text:p>
      <text:list text:style-name="OrgBulletedList">
        <text:list-item>
          <text:p text:style-name="P2">anticipated number of Sessions: [insert]; </text:p>
        </text:list-item>
        <text:list-item>
          <text:p text:style-name="P2">expected frequency: [insert]; </text:p>
        </text:list-item>
        <text:list-item>
          <text:p text:style-name="P2">expected duration of each Session: [insert]; and </text:p>
        </text:list-item>
        <text:list-item>
          <text:p text:style-name="P2">general timing or window for Sessions: [insert]. </text:p>
        </text:list-item>
      </text:list>
      <text:p text:style-name="Text_20_body">These arrangements may be reviewed and adjusted by agreement. </text:p>
      <text:h text:style-name="Heading_20_2" text:outline-level="2"><text:bookmark text:name="orgefc95c4"/><text:bookmark-start text:name="OrgXref.orgefc95c4"/>Location and format <text:bookmark-end text:name="OrgXref.orgefc95c4"/></text:h>
      <text:p text:style-name="Text_20_body">Sessions will take place: </text:p>
      <text:p text:style-name="Text_20_body">[Insert whether online, by telephone, in person, or a mixture.] </text:p>
      <text:p text:style-name="Text_20_body">If Sessions take place in person, the Parties should record any relevant address, venue, access arrangements, or attendance requirements. </text:p>
      <text:h text:style-name="Heading_20_2" text:outline-level="2"><text:bookmark text:name="org182bcf6"/><text:bookmark-start text:name="OrgXref.org182bcf6"/><text:soft-page-break/>Session considerations <text:bookmark-end text:name="OrgXref.org182bcf6"/></text:h>
      <text:p text:style-name="Text_20_body">The Parties may record any practical requirements or considerations relevant to Sessions, including accessibility, equipment, environment, refreshments, or other arrangements. </text:p>
      <text:p text:style-name="Text_20_body">[Insert agreed considerations.] </text:p>
      <text:h text:style-name="Heading_20_1" text:outline-level="1"><text:bookmark text:name="org2cd6a86"/><text:bookmark-start text:name="OrgXref.org2cd6a86"/>Preparation for Coaching <text:bookmark-end text:name="OrgXref.org2cd6a86"/></text:h>
      <text:p text:style-name="Text_20_body">The Parties acknowledge that Coaching works best where both Parties arrive prepared to engage with the Session in a focused and constructive way. </text:p>
      <text:h text:style-name="Heading_20_2" text:outline-level="2"><text:bookmark text:name="orgd80bfc9"/><text:bookmark-start text:name="OrgXref.orgd80bfc9"/>What to bring <text:bookmark-end text:name="OrgXref.orgd80bfc9"/></text:h>
      <text:p text:style-name="Text_20_body">The Coachee is encouraged to bring attention, openness, and a willingness to reflect. </text:p>
      <text:p text:style-name="Text_20_body">The Coachee may also bring notes, prompts, journals, diagrams, or any other tools that help them think clearly and engage with the Coaching process. Where helpful, the Parties should discuss preferred ways of working so that Sessions can be tailored appropriately. </text:p>
      <text:h text:style-name="Heading_20_2" text:outline-level="2"><text:bookmark text:name="org1241031"/><text:bookmark-start text:name="OrgXref.org1241031"/>Topics and goals <text:bookmark-end text:name="OrgXref.org1241031"/></text:h>
      <text:p text:style-name="Text_20_body">The Coachee does not need to arrive with a perfect or fully formed goal. However, the Coachee should have a broad sense of what they would like to explore, improve, understand, or change. </text:p>
      <text:p text:style-name="Text_20_body">The Coach may help the Coachee turn broad or unclear aims into goals, priorities, or actions that are clearer and more achievable. </text:p>
      <text:h text:style-name="Heading_20_2" text:outline-level="2"><text:bookmark text:name="org856bd49"/><text:bookmark-start text:name="OrgXref.org856bd49"/>Between Sessions <text:bookmark-end text:name="OrgXref.org856bd49"/></text:h>
      <text:p text:style-name="Text_20_body">The Coaching process does not begin and end within the Session itself. Progress often depends on the Coachee reflecting, taking action, and reviewing learning between Sessions. </text:p>
      <text:p text:style-name="Text_20_body">The Coachee remains responsible for any action they decide to take. The Coach may support accountability, but cannot take action on the Coachee's behalf. </text:p>
      <text:h text:style-name="Heading_20_1" text:outline-level="1"><text:bookmark text:name="org441b2f5"/><text:bookmark-start text:name="OrgXref.org441b2f5"/>The role of the Coach <text:bookmark-end text:name="OrgXref.org441b2f5"/></text:h>
      <text:p text:style-name="Text_20_body">The Coach's role is to support the Coachee through a structured Coaching process. </text:p>
      <text:p text:style-name="Text_20_body">The Coach does not take control of the Coachee's decisions, but instead helps the Coachee think, reflect, understand, and move forward. </text:p>
      <text:h text:style-name="Heading_20_2" text:outline-level="2"><text:bookmark text:name="orgaea96e2"/><text:bookmark-start text:name="OrgXref.orgaea96e2"/>Support <text:bookmark-end text:name="OrgXref.orgaea96e2"/></text:h>
      <text:p text:style-name="Text_20_body">The Coach provides support to the Coachee within the scope of Coaching. This support is intended to help the Coachee make progress, but not to remove the Coachee's responsibility for their own choices and actions. </text:p>
      <text:h text:style-name="Heading_20_2" text:outline-level="2"><text:bookmark text:name="org2e90080"/><text:bookmark-start text:name="OrgXref.org2e90080"/>Facilitation <text:bookmark-end text:name="OrgXref.org2e90080"/></text:h>
      <text:p text:style-name="Text_20_body">The Coach facilitates Sessions and uses Coaching skills to help the Coachee explore situations, patterns, assumptions, behaviours, and opportunities that may not yet be fully visible or understood. </text:p>
      <text:h text:style-name="Heading_20_2" text:outline-level="2"><text:bookmark text:name="org7a17192"/><text:bookmark-start text:name="OrgXref.org7a17192"/><text:soft-page-break/>Accountability <text:bookmark-end text:name="OrgXref.org7a17192"/></text:h>
      <text:p text:style-name="Text_20_body">Where appropriate, the Coach may help the Coachee build accountability by checking progress against goals, actions, or commitments identified during the Coaching Arrangement. </text:p>
      <text:h text:style-name="Heading_20_2" text:outline-level="2"><text:bookmark text:name="org595068c"/><text:bookmark-start text:name="OrgXref.org595068c"/>Reality testing <text:bookmark-end text:name="OrgXref.org595068c"/></text:h>
      <text:p text:style-name="Text_20_body">The Coach may help the Coachee test assumptions, review practical constraints, recognise opportunities, and develop a more accurate understanding of their current situation. </text:p>
      <text:h text:style-name="Heading_20_2" text:outline-level="2"><text:bookmark text:name="org42d6ac8"/><text:bookmark-start text:name="OrgXref.org42d6ac8"/>Challenge <text:bookmark-end text:name="OrgXref.org42d6ac8"/></text:h>
      <text:p text:style-name="Text_20_body">The Coach may challenge the Coachee's assumptions, interpretations, or behaviours where this is appropriate and helpful to the Coaching process. </text:p>
      <text:p text:style-name="Text_20_body">Such challenge should be constructive, proportionate, and respectful. </text:p>
      <text:h text:style-name="Heading_20_2" text:outline-level="2"><text:bookmark text:name="org58f69c6"/><text:bookmark-start text:name="OrgXref.org58f69c6"/>Balanced and transparent support <text:bookmark-end text:name="OrgXref.org58f69c6"/></text:h>
      <text:p text:style-name="Text_20_body">The Coach will aim to be fair, open, and transparent in the Coaching relationship. The Coach is not the Coachee's manager, judge, or decision-maker, and will not seek to impose a personal agenda on the Coachee. </text:p>
      <text:h text:style-name="Heading_20_2" text:outline-level="2"><text:bookmark text:name="org8f57d4e"/><text:bookmark-start text:name="OrgXref.org8f57d4e"/>Forward focus <text:bookmark-end text:name="OrgXref.org8f57d4e"/></text:h>
      <text:p text:style-name="Text_20_body">The Coach will generally support the Coachee to work toward future action, growth, or change. Past events may be explored where helpful, but not for the purpose of blame. </text:p>
      <text:h text:style-name="Heading_20_1" text:outline-level="1"><text:bookmark text:name="org04615a6"/><text:bookmark-start text:name="OrgXref.org04615a6"/>What the Coach is not <text:bookmark-end text:name="OrgXref.org04615a6"/></text:h>
      <text:p text:style-name="Text_20_body">To support a clear shared understanding, the Parties acknowledge that the Coach is not acting in the following roles unless expressly agreed otherwise in writing. </text:p>
      <text:h text:style-name="Heading_20_2" text:outline-level="2"><text:bookmark text:name="orgd876c4e"/><text:bookmark-start text:name="OrgXref.orgd876c4e"/>Not a judge <text:bookmark-end text:name="OrgXref.orgd876c4e"/></text:h>
      <text:p text:style-name="Text_20_body">The Coach is not there to decide whether the Coachee is right or wrong, or to criticise the Coachee as a person. </text:p>
      <text:h text:style-name="Heading_20_2" text:outline-level="2"><text:bookmark text:name="orgc3044a2"/><text:bookmark-start text:name="OrgXref.orgc3044a2"/>Not a mentor <text:bookmark-end text:name="OrgXref.orgc3044a2"/></text:h>
      <text:p text:style-name="Text_20_body">Coaching is different from mentoring. Under this MoU, the Coach is not engaged to provide mentoring, expert instruction, or career sponsorship unless the Parties clearly agree otherwise. </text:p>
      <text:h text:style-name="Heading_20_2" text:outline-level="2"><text:bookmark text:name="orgd8cb71a"/><text:bookmark-start text:name="OrgXref.orgd8cb71a"/>Not a counsellor or therapist <text:bookmark-end text:name="OrgXref.orgd8cb71a"/></text:h>
      <text:p text:style-name="Text_20_body">The Coach is not acting as a counsellor, therapist, or other regulated clinical professional under this MoU. </text:p>
      <text:p text:style-name="Text_20_body">If matters arise that are outside the scope of Coaching, the Coach may say so and may encourage the Coachee to seek more appropriate support. </text:p>
      <text:h text:style-name="Heading_20_2" text:outline-level="2"><text:bookmark text:name="org8646843"/><text:bookmark-start text:name="OrgXref.org8646843"/><text:soft-page-break/>Not a guarantor of outcomes <text:bookmark-end text:name="OrgXref.org8646843"/></text:h>
      <text:p text:style-name="Text_20_body">The Coach cannot guarantee any particular outcome, change, or result. Coaching may be valuable and effective, but progress depends on many factors, including the Coachee's engagement, circumstances, and actions. </text:p>
      <text:h text:style-name="Heading_20_1" text:outline-level="1"><text:bookmark text:name="org008fbe1"/><text:bookmark-start text:name="OrgXref.org008fbe1"/>The role of the Coachee <text:bookmark-end text:name="OrgXref.org008fbe1"/></text:h>
      <text:p text:style-name="Text_20_body">The Coachee plays the central role in the Coaching process. The value of Coaching depends heavily on the Coachee's willingness to engage honestly, think carefully, and take responsibility for their own progress. </text:p>
      <text:h text:style-name="Heading_20_2" text:outline-level="2"><text:bookmark text:name="orgc085294"/><text:bookmark-start text:name="OrgXref.orgc085294"/>Positive engagement <text:bookmark-end text:name="OrgXref.orgc085294"/></text:h>
      <text:p text:style-name="Text_20_body">The Coachee should approach the Coaching Arrangement with a constructive mindset, recognising that Coaching is intended to build on existing potential and support progress. </text:p>
      <text:h text:style-name="Heading_20_2" text:outline-level="2"><text:bookmark text:name="org9ec9eed"/><text:bookmark-start text:name="OrgXref.org9ec9eed"/>Attention and engagement <text:bookmark-end text:name="OrgXref.org9ec9eed"/></text:h>
      <text:p text:style-name="Text_20_body">The Coachee should make a genuine effort to be present, engaged, and attentive during Sessions. </text:p>
      <text:h text:style-name="Heading_20_2" text:outline-level="2"><text:bookmark text:name="org9358325"/><text:bookmark-start text:name="OrgXref.org9358325"/>Focus <text:bookmark-end text:name="OrgXref.org9358325"/></text:h>
      <text:p text:style-name="Text_20_body">The Coachee should try to stay focused on the agreed topic, issue, or goal for each Session, while recognising that related issues may sometimes need to be explored. </text:p>
      <text:h text:style-name="Heading_20_2" text:outline-level="2"><text:bookmark text:name="orgb175b9f"/><text:bookmark-start text:name="OrgXref.orgb175b9f"/>Independence <text:bookmark-end text:name="OrgXref.orgb175b9f"/></text:h>
      <text:p text:style-name="Text_20_body">The Coachee remains responsible for their own decisions, actions, and progress. The Coach supports the process but does not do the work on the Coachee's behalf. </text:p>
      <text:h text:style-name="Heading_20_2" text:outline-level="2"><text:bookmark text:name="org2928dbd"/><text:bookmark-start text:name="OrgXref.org2928dbd"/>Accountability <text:bookmark-end text:name="OrgXref.org2928dbd"/></text:h>
      <text:p text:style-name="Text_20_body">The Coachee should take responsibility for actions, follow-through, and learning between Sessions, including where things have not gone to plan. </text:p>
      <text:h text:style-name="Heading_20_2" text:outline-level="2"><text:bookmark text:name="org9e478b4"/><text:bookmark-start text:name="OrgXref.org9e478b4"/>Openness and honesty <text:bookmark-end text:name="OrgXref.org9e478b4"/></text:h>
      <text:p text:style-name="Text_20_body">The Coachee should be as open and honest as reasonably possible so that the Coaching process can be useful and grounded in reality. </text:p>
      <text:h text:style-name="Heading_20_1" text:outline-level="1"><text:bookmark text:name="org844271b"/><text:bookmark-start text:name="OrgXref.org844271b"/>Feedback <text:bookmark-end text:name="OrgXref.org844271b"/></text:h>
      <text:p text:style-name="Text_20_body">Feedback can help improve the quality and usefulness of the Coaching Arrangement. </text:p>
      <text:h text:style-name="Heading_20_2" text:outline-level="2"><text:bookmark text:name="orge1301b8"/><text:bookmark-start text:name="OrgXref.orge1301b8"/>Written feedback <text:bookmark-end text:name="OrgXref.orge1301b8"/></text:h>
      <text:p text:style-name="Text_20_body">The Parties may provide written Feedback to one another, including reflections, summaries, notes, scores, or review comments. </text:p>
      <text:p text:style-name="Text_20_body">If written notes are produced after Sessions, the Parties should be clear about their purpose, how they will be used, and whether they are intended as an informal aide-memoire or a more formal <text:soft-page-break/>record. </text:p>
      <text:h text:style-name="Heading_20_2" text:outline-level="2"><text:bookmark text:name="org6c9622c"/><text:bookmark-start text:name="OrgXref.org6c9622c"/>Verbal feedback <text:bookmark-end text:name="OrgXref.org6c9622c"/></text:h>
      <text:p text:style-name="Text_20_body">Verbal Feedback during Sessions is likely to be a main part of the Coaching process. Either Party may provide respectful and constructive verbal Feedback where relevant. </text:p>
      <text:h text:style-name="Heading_20_2" text:outline-level="2"><text:bookmark text:name="org856ea04"/><text:bookmark-start text:name="OrgXref.org856ea04"/>Feedback to a third party <text:bookmark-end text:name="OrgXref.org856ea04"/></text:h>
      <text:p text:style-name="Text_20_body">No Feedback about the Coachee should be shared with a third party unless the Coachee is aware of that possibility and the Parties have clearly agreed the purpose, scope, and recipient of that Feedback. </text:p>
      <text:p text:style-name="Text_20_body">Where an organisation is involved, the Parties should clearly record who will receive Feedback, about whom, and for what purpose. </text:p>
      <text:h text:style-name="Heading_20_2" text:outline-level="2"><text:bookmark text:name="org5701a86"/><text:bookmark-start text:name="OrgXref.org5701a86"/>Using feedback <text:bookmark-end text:name="OrgXref.org5701a86"/></text:h>
      <text:p text:style-name="Text_20_body">The Parties will try to use Feedback constructively to improve the Coaching process. If the Parties wish to make changes to the Coaching Arrangement as a result of Feedback, they should record those changes in writing. </text:p>
      <text:h text:style-name="Heading_20_1" text:outline-level="1"><text:bookmark text:name="org428fca0"/><text:bookmark-start text:name="OrgXref.org428fca0"/>Confidentiality <text:bookmark-end text:name="OrgXref.org428fca0"/></text:h>
      <text:p text:style-name="Text_20_body">The Parties acknowledge that trust and confidentiality are central to effective Coaching. </text:p>
      <text:p text:style-name="Text_20_body">Except where disclosure is required by law, or where there is a serious concern relating to safety, wellbeing, or safeguarding, the Coach will treat information shared by the Coachee as confidential. </text:p>
      <text:p text:style-name="Text_20_body">If the Coaching Arrangement involves an organisation or third party, the Parties should clearly record: </text:p>
      <text:list text:style-name="OrgBulletedList">
        <text:list-item>
          <text:p text:style-name="P2">what information may be shared; </text:p>
        </text:list-item>
        <text:list-item>
          <text:p text:style-name="P2">with whom; </text:p>
        </text:list-item>
        <text:list-item>
          <text:p text:style-name="P2">for what purpose; and </text:p>
        </text:list-item>
        <text:list-item>
          <text:p text:style-name="P2">in what format. </text:p>
        </text:list-item>
      </text:list>
      <text:p text:style-name="Text_20_body">The Parties should avoid assumptions about confidentiality and should discuss any limits clearly at the outset. </text:p>
      <text:h text:style-name="Heading_20_1" text:outline-level="1"><text:bookmark text:name="org17ddea1"/><text:bookmark-start text:name="OrgXref.org17ddea1"/>Sharing Personal Information <text:bookmark-end text:name="OrgXref.org17ddea1"/></text:h>
      <text:p text:style-name="Text_20_body">The Parties recognise that Personal Information may be shared during the Coaching Arrangement. </text:p>
      <text:h text:style-name="Heading_20_2" text:outline-level="2"><text:bookmark text:name="org1e92f11"/><text:bookmark-start text:name="OrgXref.org1e92f11"/>Roles <text:bookmark-end text:name="OrgXref.org1e92f11"/></text:h>
      <text:p text:style-name="Text_20_body">Unless the Parties record a different arrangement, the Coachee is the person to whom the Personal Information mainly relates, and the Coach is the person who receives and uses that information for the limited purpose of providing Coaching. </text:p>
      <text:p text:style-name="Text_20_body">Where data protection roles matter in a particular case, the Parties should record them clearly and seek any further advice they need. </text:p>
      <text:h text:style-name="Heading_20_2" text:outline-level="2"><text:bookmark text:name="org522e8e0"/><text:bookmark-start text:name="OrgXref.org522e8e0"/><text:soft-page-break/>What information may be shared <text:bookmark-end text:name="OrgXref.org522e8e0"/></text:h>
      <text:p text:style-name="Text_20_body">Personal Information shared during the Coaching Arrangement may include contact details, background information, reflections, goals, work-related information, and potentially more sensitive personal information where relevant to Coaching. </text:p>
      <text:p text:style-name="Text_20_body">The Parties should aim to share only what is reasonably needed for the Coaching Arrangement. </text:p>
      <text:p text:style-name="Text_20_body">The Coachee reamins in full control of what information they divulge as part of the process and may refuse to provide any information requested. </text:p>
      <text:h text:style-name="Heading_20_2" text:outline-level="2"><text:bookmark text:name="orge921511"/><text:bookmark-start text:name="OrgXref.orge921511"/>How information will be used <text:bookmark-end text:name="OrgXref.orge921511"/></text:h>
      <text:p text:style-name="Text_20_body">By providing information in a Session, the Coachee gives their permission for the Coach to use that information only for the purposes connected with the Coaching Arrangement. </text:p>
      <text:p text:style-name="Text_20_body">The the parties agree that remote Sessions may be recorded and/or digitally transcribed. These recordings and transcriptions shall be stored securely and made available to the Coachee at the end of each session. </text:p>
      <text:p text:style-name="Text_20_body">The Coach will use Personal Information only for purposes connected with the Coaching Arrangement, unless the Coachee gives written permission for another use or disclosure is otherwise required. </text:p>
      <text:h text:style-name="Heading_20_2" text:outline-level="2"><text:bookmark text:name="org4da11f6"/><text:bookmark-start text:name="OrgXref.org4da11f6"/>Storage and security <text:bookmark-end text:name="OrgXref.org4da11f6"/></text:h>
      <text:p text:style-name="Text_20_body">Any notes or records relating to the Coaching Arrangement should be stored securely and accessed only where needed. </text:p>
      <text:p text:style-name="Text_20_body">Where electronic records are kept, they should be protected by appropriate security measures, which may include password protection, device security, secure storage, and encryption where reasonably available. Such storage and scurity measures shall comply with the Information Commissioner's Office and National Cyber Security Centre. </text:p>
      <text:h text:style-name="Heading_20_2" text:outline-level="2"><text:bookmark text:name="org297487c"/><text:bookmark-start text:name="OrgXref.org297487c"/>Return of Personal Information <text:bookmark-end text:name="OrgXref.org297487c"/></text:h>
      <text:p text:style-name="Text_20_body">All notes and records will be returned to the Coachee at the end of the Coaching Arrangement. </text:p>
      <text:p text:style-name="Text_20_body">The Coach shall destroy any non-digital notes at the end of the Coaching Arrangement. </text:p>
      <text:p text:style-name="Text_20_body">Any digital notes will be securely stored for 12 months unless the Coachee specifically requests their deletion. This retention is to support any further coaching that may be engaged by the Coachee. </text:p>
      <text:h text:style-name="Heading_20_1" text:outline-level="1"><text:bookmark text:name="org052a4e1"/><text:bookmark-start text:name="OrgXref.org052a4e1"/>Wellbeing and safeguarding <text:bookmark-end text:name="OrgXref.org052a4e1"/></text:h>
      <text:p text:style-name="Text_20_body">The Parties acknowledge that Coaching is not a substitute for medical, therapeutic, legal, financial, or other specialist advice. </text:p>
      <text:p text:style-name="Text_20_body">If a matter arises that creates a serious concern about the wellbeing or safety of any person, the Coach may need to take reasonable steps outside the normal expectations of confidentiality. Where appropriate, the Coach should explain this to the Coachee. </text:p>
      <text:p text:style-name="Text_20_body">If the Coach believes that the Coaching Arrangement is no longer a suitable or safe space for the issues being raised, the Coach may pause or end the Coaching Arrangement and signpost the Coachee to more appropriate support where reasonably possible. </text:p>
      <text:h text:style-name="Heading_20_1" text:outline-level="1"><text:bookmark text:name="org1274f6f"/><text:bookmark-start text:name="OrgXref.org1274f6f"/><text:soft-page-break/>Updating this Understanding <text:bookmark-end text:name="OrgXref.org1274f6f"/></text:h>
      <text:p text:style-name="Text_20_body">The Parties acknowledge that the Coaching Arrangement may need to change over time. </text:p>
      <text:h text:style-name="Heading_20_2" text:outline-level="2"><text:bookmark text:name="org7f4000f"/><text:bookmark-start text:name="OrgXref.org7f4000f"/>Reviewing this Understanding <text:bookmark-end text:name="OrgXref.org7f4000f"/></text:h>
      <text:p text:style-name="Text_20_body">This MoU may be reviewed at any time by any Party. Concerns, questions, or suggestions for improvement should be raised openly and as early as possible. </text:p>
      <text:h text:style-name="Heading_20_2" text:outline-level="2"><text:bookmark text:name="org4a89be0"/><text:bookmark-start text:name="OrgXref.org4a89be0"/>Making changes <text:bookmark-end text:name="OrgXref.org4a89be0"/></text:h>
      <text:p text:style-name="Text_20_body">Changes to this MoU should be made in writing and with mutual agreement. The parties may agree any suitable process for making changes. </text:p>
      <text:p text:style-name="Text_20_body">A simple approach is: </text:p>
      <text:list text:style-name="OrgBulletedList">
        <text:list-item>
          <text:p text:style-name="P2">one Party describes the change requested; </text:p>
        </text:list-item>
        <text:list-item>
          <text:p text:style-name="P2">the Parties discuss what the change would mean in practice; and </text:p>
        </text:list-item>
        <text:list-item>
          <text:p text:style-name="P2">if agreed, the change is recorded in writing. </text:p>
        </text:list-item>
      </text:list>
      <text:h text:style-name="Heading_20_1" text:outline-level="1"><text:bookmark text:name="org78895bb"/><text:bookmark-start text:name="OrgXref.org78895bb"/>Disagreements <text:bookmark-end text:name="OrgXref.org78895bb"/></text:h>
      <text:p text:style-name="Text_20_body">If a disagreement arises in connection with this MoU or the Coaching Arrangement, the Parties will try to resolve it in good faith through open and respectful discussion. </text:p>
      <text:p text:style-name="Text_20_body">A Party raising a concern should explain clearly what the issue is and, where possible, what outcome they are seeking. </text:p>
      <text:p text:style-name="Text_20_body">If the disagreement cannot be resolved within a reasonable period agreed by the Parties, the Parties should consider pausing or ending the Coaching Arrangement in a respectful and orderly way. </text:p>
      <text:h text:style-name="Heading_20_1" text:outline-level="1"><text:bookmark text:name="orgaa34660"/><text:bookmark-start text:name="OrgXref.orgaa34660"/>If this Understanding is not being followed <text:bookmark-end text:name="OrgXref.orgaa34660"/></text:h>
      <text:p text:style-name="Text_20_body">If a Party believes that this MoU is no longer being followed, they should raise that concern openly and in writing where reasonably possible. </text:p>
      <text:p text:style-name="Text_20_body">Because this is a non-binding understanding rather than a legal contract, the main remedy is for the Parties to discuss the issue and decide whether the Coaching Arrangement should continue. </text:p>
      <text:p text:style-name="Text_20_body">If the issue cannot be resolved, the Parties may end the Coaching Arrangement. </text:p>
      <text:p text:style-name="Text_20_body">Where a concern relates to professional conduct or ethics, any complaint should be directed to the relevant professional or training body where applicable. </text:p>
      <text:p text:style-name="Text_20_body">Any complaints about the Coach under this Coaching Arrangement may be sent to </text:p>
      <text:h text:style-name="Heading_20_1" text:outline-level="1"><text:bookmark text:name="org7f747c5"/><text:bookmark-start text:name="OrgXref.org7f747c5"/>How Coaching will finish <text:bookmark-end text:name="OrgXref.org7f747c5"/></text:h>
      <text:p text:style-name="Text_20_body">Coaching is intended to be a finite process. The Parties should therefore discuss in advance how and when the Coaching Arrangement is expected to end. </text:p>
      <text:h text:style-name="Heading_20_2" text:outline-level="2"><text:bookmark text:name="org00af04a"/><text:bookmark-start text:name="OrgXref.org00af04a"/>End of the Coaching Arrangement <text:bookmark-end text:name="OrgXref.org00af04a"/></text:h>
      <text:p text:style-name="Text_20_body">The Coaching Arrangement will end on: </text:p>
      <text:p text:style-name="Text_20_body"><text:soft-page-break/>[Insert end date or end criteria.] </text:p>
      <text:p text:style-name="Text_20_body">The Parties may also agree that the Coaching Arrangement will end earlier if the goals have been reached, if Coaching is no longer appropriate, or if either Party decides it should end. </text:p>
      <text:h text:style-name="Heading_20_2" text:outline-level="2"><text:bookmark text:name="org6ddd8bd"/><text:bookmark-start text:name="OrgXref.org6ddd8bd"/>If everything is not completed <text:bookmark-end text:name="OrgXref.org6ddd8bd"/></text:h>
      <text:p text:style-name="Text_20_body">The Parties acknowledge that not every goal will always be fully completed within the Coaching Arrangement. </text:p>
      <text:p text:style-name="Text_20_body">Where appropriate, the Parties may review progress, identify remaining priorities, and discuss what next steps would be most helpful. </text:p>
      <text:h text:style-name="Heading_20_2" text:outline-level="2"><text:bookmark text:name="orgbbfc4aa"/><text:bookmark-start text:name="OrgXref.orgbbfc4aa"/>Further Coaching <text:bookmark-end text:name="OrgXref.orgbbfc4aa"/></text:h>
      <text:p text:style-name="Text_20_body">Any further Coaching after the end of this MoU must be agreed separately. </text:p>
      <text:p text:style-name="Text_20_body">Neither Party is required to continue into a further Coaching Arrangement, and neither Party should assume that Coaching will continue beyond the agreed end point. </text:p>
      <text:h text:style-name="Heading_20_1" text:outline-level="1"><text:bookmark text:name="org3a89112"/><text:bookmark-start text:name="OrgXref.org3a89112"/>Ending this Understanding <text:bookmark-end text:name="OrgXref.org3a89112"/></text:h>
      <text:p text:style-name="Text_20_body">Either Party may bring this MoU and the Coaching Arrangement to an end by making that intention clear to the other Party in writing. </text:p>
      <text:p text:style-name="Text_20_body">Where reasonably possible, the Parties should also agree any practical closing actions, such as: </text:p>
      <text:list text:style-name="OrgBulletedList">
        <text:list-item>
          <text:p text:style-name="P2">whether any final Session will take place; </text:p>
        </text:list-item>
        <text:list-item>
          <text:p text:style-name="P2">whether any notes or records should be shared, returned, retained, or deleted; </text:p>
        </text:list-item>
        <text:list-item>
          <text:p text:style-name="P2">whether any Feedback will be provided; and </text:p>
        </text:list-item>
        <text:list-item>
          <text:p text:style-name="P2">whether any onward support or signposting is appropriate. </text:p>
        </text:list-item>
      </text:list>
      <text:p text:style-name="Text_20_body">The Parties may record any agreed end-of-arrangement actions here: </text:p>
      <text:p text:style-name="Text_20_body">[Insert agreed actions.] </text:p>
      <text:h text:style-name="Heading_20_1" text:outline-level="1"><text:bookmark text:name="org14895e2"/><text:bookmark-start text:name="OrgXref.org14895e2"/>Agreement Checklist <text:bookmark-end text:name="OrgXref.org14895e2"/></text:h>
      <text:p text:style-name="Text_20_body">The following checklist is intended to help the parties decide whether they are ready to enter into this MoU. It is a readiness and understanding check designed to prompt discussion before signing. This MoU should only be signed where both parties do so freely, knowingly, and on the basis of mutual informed agreement. If either party is unsure about any of the following matters, this MoU should not be signed until the matter has been discussed and resolved. </text:p>
      <text:list text:style-name="OrgNumberedList">
        <text:list-item>
          <text:p text:style-name="P1">Do both parties understand the purpose, terms, and sections of this MoU? </text:p>
        </text:list-item>
        <text:list-item>
          <text:p text:style-name="P1">Are both parties clear about what an MoU is, and the extent to which it may or may not be enforceable? </text:p>
        </text:list-item>
        <text:list-item>
          <text:p text:style-name="P1">Do both parties understand what this MoU covers and what it does not cover? </text:p>
        </text:list-item>
        <text:list-item>
          <text:p text:style-name="P1">Does the Coachee understand the core principles of coaching? </text:p>
        </text:list-item>
        <text:list-item>
          <text:p text:style-name="P1">Are the parties clearly identified and correctly described in this MoU? </text:p>
        </text:list-item>
        <text:list-item>
          <text:p text:style-name="P1">Has the Coachee been provided with, and had the opportunity to review, the EMCC Global <text:soft-page-break/>Code of Ethics? </text:p>
        </text:list-item>
        <text:list-item>
          <text:p text:style-name="P1">Have the parties discussed and agreed any relevant boundaries, standards, and expectations of conduct for the Coaching Arrangement? </text:p>
        </text:list-item>
        <text:list-item>
          <text:p text:style-name="P1">Are both parties satisfied that there is no conflict of interest, or that any actual or potential conflict has been openly discussed and is acceptable to both parties? </text:p>
        </text:list-item>
        <text:list-item>
          <text:p text:style-name="P1">Has the Coachee been given the opportunity to discuss any necessary adjustments, considerations, or departures from standard practice? </text:p>
        </text:list-item>
        <text:list-item>
          <text:p text:style-name="P1">Have the parties agreed the logistics, format, and timing of coaching sessions? </text:p>
        </text:list-item>
        <text:list-item>
          <text:p text:style-name="P1">Is the Coachee prepared for coaching and aware of what is required of them during sessions? </text:p>
        </text:list-item>
        <text:list-item>
          <text:p text:style-name="P1">Do both parties understand their respective roles in the Coaching Arrangement? </text:p>
        </text:list-item>
        <text:list-item>
          <text:p text:style-name="P1">Does the Coachee understand the importance of their active engagement and their responsibility to co-own and support the coaching process? </text:p>
        </text:list-item>
        <text:list-item>
          <text:p text:style-name="P1">Have the parties agreed how feedback will be shared, and are any preferences understood? </text:p>
        </text:list-item>
        <text:list-item>
          <text:p text:style-name="P1">Do both parties understand the principles of confidentiality and any practical steps that will be taken to reduce the risk of a breach of confidentiality? </text:p>
        </text:list-item>
        <text:list-item>
          <text:p text:style-name="P1">Does the Coachee understand how their personal information will be used in connection with the Coaching Arrangement? </text:p>
        </text:list-item>
        <text:list-item>
          <text:p text:style-name="P1">Are both parties satisfied that there are no safeguarding, wellbeing, or other concerns that would make the Coaching Arrangement inappropriate or unwise to begin at this time? </text:p>
        </text:list-item>
        <text:list-item>
          <text:p text:style-name="P1">Do both parties understand how changes may be made to this MoU? </text:p>
        </text:list-item>
        <text:list-item>
          <text:p text:style-name="P1">Do both parties understand how disagreements, concerns, or breaches of this MoU will be addressed? </text:p>
        </text:list-item>
        <text:list-item>
          <text:p text:style-name="P1">Are both parties clear about what actions or steps need to be taken at the end of the Coaching Arrangement? </text:p>
        </text:list-item>
        <text:list-item>
          <text:p text:style-name="P1">Is there any other reason why either party does not wish to enter into this Coaching Arrangement? </text:p>
        </text:list-item>
      </text:list>
      <text:h text:style-name="Heading_20_1" text:outline-level="1"><text:bookmark text:name="orgd3a5a06"/><text:bookmark-start text:name="OrgXref.orgd3a5a06"/>Signatures <text:bookmark-end text:name="OrgXref.orgd3a5a06"/></text:h>
      <text:p text:style-name="Text_20_body">By signing below, the Parties confirm that they have read this MoU and that it reflects their shared understanding of the Coaching Arrangement. </text:p>
      <text:p text:style-name="Text_20_body">Although this MoU is not intended to be legally binding, the Parties confirm that they enter into it in good faith. </text:p>
      <text:h text:style-name="Heading_20_2" text:outline-level="2"><text:bookmark text:name="orgebaf202"/><text:bookmark-start text:name="OrgXref.orgebaf202"/>Coach <text:bookmark-end text:name="OrgXref.orgebaf202"/></text:h>
      <text:section text:style-name="Sect2" text:name="Section1">
        <table:table table:name="Table1" table:style-name="Table1">
          <table:table-column table:style-name="Table1.A" table:number-columns-repeated="2"/>
          <table:table-row>
            <table:table-cell table:style-name="Table1.A1" office:value-type="string">
              <text:p text:style-name="OrgTableContentsLeft">Signature</text:p>
            </table:table-cell>
            <table:table-cell table:style-name="Table1.A1" office:value-type="string">
              <text:p text:style-name="OrgTableContentsLeft"/>
            </table:table-cell>
          </table:table-row>
          <table:table-row>
            <table:table-cell table:style-name="Table1.A2" office:value-type="string">
              <text:p text:style-name="OrgTableContentsLeft">Name</text:p>
            </table:table-cell>
            <table:table-cell table:style-name="Table1.A2" office:value-type="string">
              <text:p text:style-name="OrgTableContentsLeft"/>
            </table:table-cell>
          </table:table-row>
          <table:table-row>
            <table:table-cell table:style-name="Table1.A3" office:value-type="string">
              <text:p text:style-name="OrgTableContentsLeft">Date</text:p>
            </table:table-cell>
            <table:table-cell table:style-name="Table1.A3" office:value-type="string">
              <text:p text:style-name="OrgTableContentsLeft"/>
            </table:table-cell>
          </table:table-row>
        </table:table>
      </text:section>
      <text:h text:style-name="Heading_20_2" text:outline-level="2"><text:bookmark text:name="org1ecc4b3"/><text:bookmark-start text:name="OrgXref.org1ecc4b3"/><text:soft-page-break/>Coachee <text:bookmark-end text:name="OrgXref.org1ecc4b3"/></text:h>
      <text:section text:style-name="Sect2" text:name="Section2">
        <table:table table:name="Table2" table:style-name="Table2">
          <table:table-column table:style-name="Table2.A" table:number-columns-repeated="2"/>
          <table:table-row>
            <table:table-cell table:style-name="Table2.A1" office:value-type="string">
              <text:p text:style-name="OrgTableContentsLeft">Signature</text:p>
            </table:table-cell>
            <table:table-cell table:style-name="Table2.A1" office:value-type="string">
              <text:p text:style-name="OrgTableContentsLeft"/>
            </table:table-cell>
          </table:table-row>
          <table:table-row>
            <table:table-cell table:style-name="Table2.A2" office:value-type="string">
              <text:p text:style-name="OrgTableContentsLeft">Name</text:p>
            </table:table-cell>
            <table:table-cell table:style-name="Table2.A2" office:value-type="string">
              <text:p text:style-name="OrgTableContentsLeft"/>
            </table:table-cell>
          </table:table-row>
          <table:table-row>
            <table:table-cell table:style-name="Table2.A3" office:value-type="string">
              <text:p text:style-name="OrgTableContentsLeft">Date</text:p>
            </table:table-cell>
            <table:table-cell table:style-name="Table2.A3" office:value-type="string">
              <text:p text:style-name="OrgTableContentsLeft"/>
            </table:table-cell>
          </table:table-row>
        </table:table>
      </text:section>
      <text:p text:style-name="Text_20_body">[Add further signature blocks if required.] </text:p>
      <text:h text:style-name="Heading_20_1" text:outline-level="1"><text:bookmark text:name="orgc56ec38"/><text:bookmark-start text:name="OrgXref.orgc56ec38"/>Licence <text:bookmark-end text:name="OrgXref.orgc56ec38"/></text:h>
      <text:p text:style-name="Text_20_body">Advisory Note Template © 2026 by David Mizon is licensed under CC BY-SA 4.0. To view a copy of this license, visit <text:a xlink:type="simple" xlink:href="https://creativecommons.org/licenses/by-sa/4.0/" text:style-name="Internet_20_link" text:visited-style-name="Visited_20_Internet_20_Link">https://creativecommons.org/licenses/by-sa/4.0/</text:a> </text:p>
      <text:p text:style-name="Text_20_body">This work has been created using a Creative Commons Licence. This is intended to apply to the template structure and guidance of the document. </text:p>
      <text:p text:style-name="Text_20_body">You may copy and adapt it for your own purposes, including internal and confidential use. </text:p>
      <text:p text:style-name="Text_20_body">If you publish or redistribute an adapted version (for example, a modified template for public or commercial use), you must: </text:p>
      <text:list text:style-name="OrgBulletedList">
        <text:list-item>
          <text:p text:style-name="P2">"provide appropriate attribution", and </text:p>
        </text:list-item>
        <text:list-item>
          <text:p text:style-name="P2">"license your adaptation under the same CC BY-SA 4.0 terms". </text:p>
        </text:list-item>
      </text:list>
      <text:p text:style-name="Text_20_body">Your completed versions of this template containing sensitive or confidential information remain your property and are not required to be shared. </text:p>
      <text:p text:style-name="Text_20_body">If you do wish to make alterations to this document, please consider doing so in accordance with Pulpp's Principles. Alternatively, if you would like to support the development this and other projects please don't hesitate to get in touch - <text:a xlink:type="simple" xlink:href="mailto:hello@creatingclarity.co.uk" text:style-name="Internet_20_link" text:visited-style-name="Visited_20_Internet_20_Link">hello@creatingclarity.co.uk</text:a> or visit the github repository - <text:a xlink:type="simple" xlink:href="https://github.com/Creating-Clarity/Open-Coaching-Contract" text:style-name="Internet_20_link" text:visited-style-name="Visited_20_Internet_20_Link">https://github.com/Creating-Clarity/Open-Coaching-Contract</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chapter">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chapter">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draw:fill="none"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5</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vid Mizon</meta:initial-creator>
    <dc:date>2026-04-21T12:50:21.377592100</dc:date>
    <meta:creation-date>2026-04-21T12:48:38</meta:creation-date>
    <meta:generator>LibreOffice/25.8.5.2$Windows_X86_64 LibreOffice_project/9c8b85f387cc00a89945a79c9e6239f32e450ac2</meta:generator>
    <meta:keyword/>
    <dc:subject/>
    <dc:title>Open Coaching Memorandum of Understanding</dc:title>
    <meta:editing-duration>PT1M27S</meta:editing-duration>
    <meta:editing-cycles>1</meta:editing-cycles>
    <meta:document-statistic meta:table-count="2" meta:image-count="0" meta:object-count="0" meta:page-count="15" meta:paragraph-count="371" meta:word-count="4439" meta:character-count="28740" meta:non-whitespace-character-count="24451"/>
  </office:meta>
</office:document-meta>
</file>